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8,000 words]</text:p>
      <text:h text:style-name="Heading_20_2" text:outline-level="2"><text:bookmark-start text:name="data-centrism"/>Data-Centrism<text:bookmark-end text:name="data-centrism"/></text:h>
      <text:p text:style-name="First_20_paragraph">[Target 2,500 words]</text:p>
      <text:h text:style-name="Heading_20_3" text:outline-level="3"><text:bookmark-start text:name="what-is-data"/>What is Data?<text:bookmark-end text:name="what-is-data"/></text:h>
      <text:p text:style-name="First_20_paragraph">[Target 500 words]</text:p>
      <text:h text:style-name="Heading_20_3" text:outline-level="3"><text:bookmark-start text:name="the-rise-of-data-centrism"/>The Rise of Data-centrism<text:bookmark-end text:name="the-rise-of-data-centrism"/></text:h>
      <text:p text:style-name="First_20_paragraph">[Target 650 words]</text:p>
      <text:h text:style-name="Heading_20_3" text:outline-level="3"><text:bookmark-start text:name="data-protection-gdpr"/>Data Protection &amp; GDPR<text:bookmark-end text:name="data-protection-gdpr"/></text:h>
      <text:p text:style-name="First_20_paragraph">[Target 550 words]</text:p>
      <text:h text:style-name="Heading_20_3" text:outline-level="3"><text:bookmark-start text:name="the-fight-for-effective-data-access"/>The Fight for Effective Data Access<text:bookmark-end text:name="the-fight-for-effective-data-access"/></text:h>
      <text:p text:style-name="First_20_paragraph">[Target 400 words]</text:p>
      <text:h text:style-name="Heading_20_3" text:outline-level="3"><text:bookmark-start text:name="research-gap-the-human-experience-of-data"/>Research Gap: The Human Experience of Data<text:bookmark-end text:name="research-gap-the-human-experience-of-data"/></text:h>
      <text:p text:style-name="First_20_paragraph">[Target 400 words]</text:p>
      <text:h text:style-name="Heading_20_2" text:outline-level="2"><text:bookmark-start text:name="personal-data-interaction"/>Personal Data Interaction<text:bookmark-end text:name="personal-data-interaction"/></text:h>
      <text:p text:style-name="First_20_paragraph">[Target 2,500 words]</text:p>
      <text:h text:style-name="Heading_20_3" text:outline-level="3"><text:bookmark-start text:name="computers-as-general-purpose-information-tools"/>Computers as General Purpose Information Tools<text:bookmark-end text:name="computers-as-general-purpose-information-tools"/></text:h>
      <text:p text:style-name="First_20_paragraph">[Target 300 words]</text:p>
      <text:h text:style-name="Heading_20_3" text:outline-level="3"><text:bookmark-start text:name="personal-information-management"/>Personal Information Management<text:bookmark-end text:name="personal-information-management"/></text:h>
      <text:p text:style-name="First_20_paragraph">[Target 600 words]</text:p>
      <text:h text:style-name="Heading_20_3" text:outline-level="3"><text:bookmark-start text:name="personal-informatics-the-quantified-self"/>Personal Informatics &amp; The Quantified Self<text:bookmark-end text:name="personal-informatics-the-quantified-self"/></text:h>
      <text:p text:style-name="First_20_paragraph">[Target 650 words]</text:p>
      <text:h text:style-name="Heading_20_3" text:outline-level="3"><text:bookmark-start text:name="the-emergence-of-complex-digital-lives"/>The Emergence of Complex Digital Lives<text:bookmark-end text:name="the-emergence-of-complex-digital-lives"/></text:h>
      <text:p text:style-name="First_20_paragraph">[Target 600 words]</text:p>
      <text:h text:style-name="Heading_20_3" text:outline-level="3"><text:bookmark-start text:name="research-gap-the-data-beyond-the-individual"/>Research Gap: The Data Beyond The Individual<text:bookmark-end text:name="research-gap-the-data-beyond-the-individual"/></text:h>
      <text:p text:style-name="First_20_paragraph">[Target 350 words]</text:p>
      <text:h text:style-name="Heading_20_2" text:outline-level="2"><text:bookmark-start text:name="human-centric-computing"/>Human-Centric Computing<text:bookmark-end text:name="human-centric-computing"/></text:h>
      <text:p text:style-name="First_20_paragraph">[Target 2,500 words]</text:p>
      <text:h text:style-name="Heading_20_3" text:outline-level="3"><text:bookmark-start text:name="human-computer-interaction-foundations"/>Human Computer Interaction Foundations<text:bookmark-end text:name="human-computer-interaction-foundations"/></text:h>
      <text:p text:style-name="First_20_paragraph">[Target 400 words]</text:p>
      <text:h text:style-name="Heading_20_3" text:outline-level="3"><text:bookmark-start text:name="data-transcendence-human-data-interaction"/>Data Transcendence &amp; Human Data Interaction<text:bookmark-end text:name="data-transcendence-human-data-interaction"/></text:h>
      <text:p text:style-name="First_20_paragraph">[Target 600 words]</text:p>
      <text:h text:style-name="Heading_20_3" text:outline-level="3"><text:bookmark-start text:name="people-in-context-human-centred-design"/>People In Context: Human-Centred Design<text:bookmark-end text:name="people-in-context-human-centred-design"/></text:h>
      <text:p text:style-name="First_20_paragraph">[Target 600 words]</text:p>
      <text:h text:style-name="Heading_20_3" text:outline-level="3"><text:bookmark-start text:name="the-personal-data-economy"/>The Personal Data Economy<text:bookmark-end text:name="the-personal-data-economy"/></text:h>
      <text:p text:style-name="First_20_paragraph">[Target 600 words]</text:p>
      <text:h text:style-name="Heading_20_3" text:outline-level="3"><text:bookmark-start text:name="defining-the-research-agenda-for-human-centricity-in-practice"/>Defining the Research Agenda for Human-Centricity in Practice<text:bookmark-end text:name="defining-the-research-agenda-for-human-centricity-in-practice"/></text:h>
      <text:p text:style-name="First_20_paragraph">[Target 350 words]</text:p>
      <text:h text:style-name="Heading_20_2" text:outline-level="2"><text:bookmark-start text:name="research-gap"/>Research Gap<text:bookmark-end text:name="research-gap"/></text:h>
      <text:p text:style-name="First_20_paragraph">[Target 500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8Z</meta:creation-date>
    <dc:date>2021-03-02T16:11:3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